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in Modern Roman" svg:font-family="'Latin Modern Roman'" style:font-adornments="Regular" style:font-pitch="variable"/>
    <style:font-face style:name="Latin Modern Roman1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6cm" fo:min-width="1.00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cm" svg:height="1.5cm" svg:x="0.25cm" svg:y="0.2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in Modern Roman" svg:font-family="'Latin Modern Roman'" style:font-adornments="Regular" style:font-pitch="variable"/>
    <style:font-face style:name="Latin Modern Roman1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3465a4" draw:marker-start-width="0.28cm" draw:marker-start-center="false" draw:marker-end-width="0.28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atin Modern Roman" fo:font-family="'Latin Modern Roman'" style:font-style-name="Regular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atin Modern Roman" fo:font-family="'Latin Modern Roman'" style:font-style-name="Regular" style:font-pitch="variable"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6T11:40:39.157954561</meta:creation-date>
    <dc:date>2023-05-16T13:24:49.774825889</dc:date>
    <meta:editing-duration>PT38M10S</meta:editing-duration>
    <meta:editing-cycles>11</meta:editing-cycles>
    <meta:generator>LibreOffice/7.3.7.2$Linux_X86_64 LibreOffice_project/30$Build-2</meta:generator>
    <meta:document-statistic meta:object-count="1"/>
  </office:meta>
</office:document-meta>
</file>